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15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75cm"/>
    </style:style>
    <style:style style:name="co12" style:family="table-column">
      <style:table-column-properties fo:break-before="auto" style:column-width="11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n_io_chan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Nombre Dispositivo</text:p>
          </table:table-cell>
          <table:table-cell/>
          <table:table-cell office:value-type="string" calcext:value-type="string">
            <text:p>NodeId</text:p>
          </table:table-cell>
          <table:table-cell table:number-columns-repeated="5"/>
          <table:table-cell office:value-type="string" calcext:value-type="string">
            <text:p>IOChannelHand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]" office:value-type="string" office:string-value="ns=2;s=Realizar_Vision" calcext:value-type="string">
            <text:p>ns=2;s=Realizar_Visi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]" office:value-type="string" office:string-value="Realizar_Vision" calcext:value-type="string">
            <text:p>Realizar_Vision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Realizar_Vision</text:p>
          </table:table-cell>
          <table:table-cell office:value-type="string" calcext:value-type="string">
            <text:p>ns=2;s=Realizar_Vision</text:p>
          </table:table-cell>
          <table:table-cell table:formula="of:=COM.MICROSOFT.CONCAT([.A2:.K2])" office:value-type="string" office:string-value="open_io_channel (IoDeviceHandle,'ns=2;s=Realizar_Vision',[],[],Realizar_Vision)" calcext:value-type="string">
            <text:p>open_io_channel (IoDeviceHandle,'ns=2;s=Realizar_Vision',[],[],Realizar_Vision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3]" office:value-type="string" office:string-value="ns=2;s=Espesor_Nominal" calcext:value-type="string">
            <text:p>ns=2;s=Espesor_Nomin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3]" office:value-type="string" office:string-value="Espesor_Nominal" calcext:value-type="string">
            <text:p>Espesor_Nominal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Espesor_Nominal</text:p>
          </table:table-cell>
          <table:table-cell office:value-type="string" calcext:value-type="string">
            <text:p>ns=2;s=Espesor_Nominal</text:p>
          </table:table-cell>
          <table:table-cell table:formula="of:=COM.MICROSOFT.CONCAT([.A3:.K3])" office:value-type="string" office:string-value="open_io_channel (IoDeviceHandle,'ns=2;s=Espesor_Nominal',[],[],Espesor_Nominal)" calcext:value-type="string">
            <text:p>open_io_channel (IoDeviceHandle,'ns=2;s=Espesor_Nominal',[],[],Espesor_Nominal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4]" office:value-type="string" office:string-value="ns=2;s=Cargar_Fichero_1" calcext:value-type="string">
            <text:p>ns=2;s=Cargar_Fichero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4]" office:value-type="string" office:string-value="Cargar_Fichero_1" calcext:value-type="string">
            <text:p>Cargar_Fichero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argar_Fichero_1</text:p>
          </table:table-cell>
          <table:table-cell office:value-type="string" calcext:value-type="string">
            <text:p>ns=2;s=Cargar_Fichero_1</text:p>
          </table:table-cell>
          <table:table-cell table:formula="of:=COM.MICROSOFT.CONCAT([.A4:.K4])" office:value-type="string" office:string-value="open_io_channel (IoDeviceHandle,'ns=2;s=Cargar_Fichero_1',[],[],Cargar_Fichero_1)" calcext:value-type="string">
            <text:p>open_io_channel (IoDeviceHandle,'ns=2;s=Cargar_Fichero_1',[],[],Cargar_Fichero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5]" office:value-type="string" office:string-value="ns=2;s=Cargar_Fichero_2" calcext:value-type="string">
            <text:p>ns=2;s=Cargar_Fichero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5]" office:value-type="string" office:string-value="Cargar_Fichero_2" calcext:value-type="string">
            <text:p>Cargar_Fichero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argar_Fichero_2</text:p>
          </table:table-cell>
          <table:table-cell office:value-type="string" calcext:value-type="string">
            <text:p>ns=2;s=Cargar_Fichero_2</text:p>
          </table:table-cell>
          <table:table-cell table:formula="of:=COM.MICROSOFT.CONCAT([.A5:.K5])" office:value-type="string" office:string-value="open_io_channel (IoDeviceHandle,'ns=2;s=Cargar_Fichero_2',[],[],Cargar_Fichero_2)" calcext:value-type="string">
            <text:p>open_io_channel (IoDeviceHandle,'ns=2;s=Cargar_Fichero_2',[],[],Cargar_Fichero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6]" office:value-type="string" office:string-value="ns=2;s=Control_Esquinas_1" calcext:value-type="string">
            <text:p>ns=2;s=Control_Esquinas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6]" office:value-type="string" office:string-value="Control_Esquinas_1" calcext:value-type="string">
            <text:p>Control_Esquinas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ntrol_Esquinas_1</text:p>
          </table:table-cell>
          <table:table-cell office:value-type="string" calcext:value-type="string">
            <text:p>ns=2;s=Control_Esquinas_1</text:p>
          </table:table-cell>
          <table:table-cell table:formula="of:=COM.MICROSOFT.CONCAT([.A6:.K6])" office:value-type="string" office:string-value="open_io_channel (IoDeviceHandle,'ns=2;s=Control_Esquinas_1',[],[],Control_Esquinas_1)" calcext:value-type="string">
            <text:p>open_io_channel (IoDeviceHandle,'ns=2;s=Control_Esquinas_1',[],[],Control_Esquinas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7]" office:value-type="string" office:string-value="ns=2;s=Control_Esquinas_2" calcext:value-type="string">
            <text:p>ns=2;s=Control_Esquinas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7]" office:value-type="string" office:string-value="Control_Esquinas_2" calcext:value-type="string">
            <text:p>Control_Esquinas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ntrol_Esquinas_2</text:p>
          </table:table-cell>
          <table:table-cell office:value-type="string" calcext:value-type="string">
            <text:p>ns=2;s=Control_Esquinas_2</text:p>
          </table:table-cell>
          <table:table-cell table:formula="of:=COM.MICROSOFT.CONCAT([.A7:.K7])" office:value-type="string" office:string-value="open_io_channel (IoDeviceHandle,'ns=2;s=Control_Esquinas_2',[],[],Control_Esquinas_2)" calcext:value-type="string">
            <text:p>open_io_channel (IoDeviceHandle,'ns=2;s=Control_Esquinas_2',[],[],Control_Esquinas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8]" office:value-type="string" office:string-value="ns=2;s=Control_Perforaciones_1" calcext:value-type="string">
            <text:p>ns=2;s=Control_Perforaciones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8]" office:value-type="string" office:string-value="Control_Perforaciones_1" calcext:value-type="string">
            <text:p>Control_Perforaciones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ntrol_Perforaciones_1</text:p>
          </table:table-cell>
          <table:table-cell office:value-type="string" calcext:value-type="string">
            <text:p>ns=2;s=Control_Perforaciones_1</text:p>
          </table:table-cell>
          <table:table-cell table:formula="of:=COM.MICROSOFT.CONCAT([.A8:.K8])" office:value-type="string" office:string-value="open_io_channel (IoDeviceHandle,'ns=2;s=Control_Perforaciones_1',[],[],Control_Perforaciones_1)" calcext:value-type="string">
            <text:p>open_io_channel (IoDeviceHandle,'ns=2;s=Control_Perforaciones_1',[],[],Control_Perforaciones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9]" office:value-type="string" office:string-value="ns=2;s=Control_Perforaciones_2" calcext:value-type="string">
            <text:p>ns=2;s=Control_Perforaciones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9]" office:value-type="string" office:string-value="Control_Perforaciones_2" calcext:value-type="string">
            <text:p>Control_Perforaciones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ntrol_Perforaciones_2</text:p>
          </table:table-cell>
          <table:table-cell office:value-type="string" calcext:value-type="string">
            <text:p>ns=2;s=Control_Perforaciones_2</text:p>
          </table:table-cell>
          <table:table-cell table:formula="of:=COM.MICROSOFT.CONCAT([.A9:.K9])" office:value-type="string" office:string-value="open_io_channel (IoDeviceHandle,'ns=2;s=Control_Perforaciones_2',[],[],Control_Perforaciones_2)" calcext:value-type="string">
            <text:p>open_io_channel (IoDeviceHandle,'ns=2;s=Control_Perforaciones_2',[],[],Control_Perforaciones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0]" office:value-type="string" office:string-value="ns=2;s=Produccion" calcext:value-type="string">
            <text:p>ns=2;s=Producci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0]" office:value-type="string" office:string-value="Produccion" calcext:value-type="string">
            <text:p>Produccion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Produccion</text:p>
          </table:table-cell>
          <table:table-cell office:value-type="string" calcext:value-type="string">
            <text:p>ns=2;s=Produccion</text:p>
          </table:table-cell>
          <table:table-cell table:formula="of:=COM.MICROSOFT.CONCAT([.A10:.K10])" office:value-type="string" office:string-value="open_io_channel (IoDeviceHandle,'ns=2;s=Produccion',[],[],Produccion)" calcext:value-type="string">
            <text:p>open_io_channel (IoDeviceHandle,'ns=2;s=Produccion',[],[],Produccion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1]" office:value-type="string" office:string-value="ns=2;s=ID_Pizarra" calcext:value-type="string">
            <text:p>ns=2;s=ID_Pizarr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1]" office:value-type="string" office:string-value="ID_Pizarra_In" calcext:value-type="string">
            <text:p>ID_Pizarra_In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ID_Pizarra_In</text:p>
          </table:table-cell>
          <table:table-cell office:value-type="string" calcext:value-type="string">
            <text:p>ns=2;s=ID_Pizarra</text:p>
          </table:table-cell>
          <table:table-cell table:formula="of:=COM.MICROSOFT.CONCAT([.A11:.K11])" office:value-type="string" office:string-value="open_io_channel (IoDeviceHandle,'ns=2;s=ID_Pizarra',[],[],ID_Pizarra_In)" calcext:value-type="string">
            <text:p>open_io_channel (IoDeviceHandle,'ns=2;s=ID_Pizarra',[],[],ID_Pizarra_In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2]" office:value-type="string" office:string-value="ns=2;s=LiveBit" calcext:value-type="string">
            <text:p>ns=2;s=LiveBi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2]" office:value-type="string" office:string-value="LiveBit_In" calcext:value-type="string">
            <text:p>LiveBit_In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LiveBit_In</text:p>
          </table:table-cell>
          <table:table-cell office:value-type="string" calcext:value-type="string">
            <text:p>ns=2;s=LiveBit</text:p>
          </table:table-cell>
          <table:table-cell table:formula="of:=COM.MICROSOFT.CONCAT([.A12:.K12])" office:value-type="string" office:string-value="open_io_channel (IoDeviceHandle,'ns=2;s=LiveBit',[],[],LiveBit_In)" calcext:value-type="string">
            <text:p>open_io_channel (IoDeviceHandle,'ns=2;s=LiveBit',[],[],LiveBit_In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3]" office:value-type="string" office:string-value="ns=2;s=COD_Error" calcext:value-type="string">
            <text:p>ns=2;s=COD_Err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3]" office:value-type="string" office:string-value="COD_Error" calcext:value-type="string">
            <text:p>COD_Error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D_Error</text:p>
          </table:table-cell>
          <table:table-cell office:value-type="string" calcext:value-type="string">
            <text:p>ns=2;s=COD_Error</text:p>
          </table:table-cell>
          <table:table-cell table:formula="of:=COM.MICROSOFT.CONCAT([.A13:.K13])" office:value-type="string" office:string-value="open_io_channel (IoDeviceHandle,'ns=2;s=COD_Error',[],[],COD_Error)" calcext:value-type="string">
            <text:p>open_io_channel (IoDeviceHandle,'ns=2;s=COD_Error',[],[],COD_Error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4]" office:value-type="string" office:string-value="ns=2;s=COD_Error_2" calcext:value-type="string">
            <text:p>ns=2;s=COD_Error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4]" office:value-type="string" office:string-value="COD_Error_2" calcext:value-type="string">
            <text:p>COD_Error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OD_Error_2</text:p>
          </table:table-cell>
          <table:table-cell office:value-type="string" calcext:value-type="string">
            <text:p>ns=2;s=COD_Error_2</text:p>
          </table:table-cell>
          <table:table-cell table:formula="of:=COM.MICROSOFT.CONCAT([.A14:.K14])" office:value-type="string" office:string-value="open_io_channel (IoDeviceHandle,'ns=2;s=COD_Error_2',[],[],COD_Error_2)" calcext:value-type="string">
            <text:p>open_io_channel (IoDeviceHandle,'ns=2;s=COD_Error_2',[],[],COD_Error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5]" office:value-type="string" office:string-value="ns=2;s=Vision_Realizada" calcext:value-type="string">
            <text:p>ns=2;s=Vision_Realizad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5]" office:value-type="string" office:string-value="Vision_Realizada" calcext:value-type="string">
            <text:p>Vision_Realizada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Vision_Realizada</text:p>
          </table:table-cell>
          <table:table-cell office:value-type="string" calcext:value-type="string">
            <text:p>ns=2;s=Vision_Realizada</text:p>
          </table:table-cell>
          <table:table-cell table:formula="of:=COM.MICROSOFT.CONCAT([.A15:.K15])" office:value-type="string" office:string-value="open_io_channel (IoDeviceHandle,'ns=2;s=Vision_Realizada',[],[],Vision_Realizada)" calcext:value-type="string">
            <text:p>open_io_channel (IoDeviceHandle,'ns=2;s=Vision_Realizada',[],[],Vision_Realizada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6]" office:value-type="string" office:string-value="ns=2;s=Largo_Medido" calcext:value-type="string">
            <text:p>ns=2;s=Largo_Medid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6]" office:value-type="string" office:string-value="Largo_Medido" calcext:value-type="string">
            <text:p>Largo_Medido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Largo_Medido</text:p>
          </table:table-cell>
          <table:table-cell office:value-type="string" calcext:value-type="string">
            <text:p>ns=2;s=Largo_Medido</text:p>
          </table:table-cell>
          <table:table-cell table:formula="of:=COM.MICROSOFT.CONCAT([.A16:.K16])" office:value-type="string" office:string-value="open_io_channel (IoDeviceHandle,'ns=2;s=Largo_Medido',[],[],Largo_Medido)" calcext:value-type="string">
            <text:p>open_io_channel (IoDeviceHandle,'ns=2;s=Largo_Medido',[],[],Largo_Medido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7]" office:value-type="string" office:string-value="ns=2;s=Ancho_Medido" calcext:value-type="string">
            <text:p>ns=2;s=Ancho_Medid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7]" office:value-type="string" office:string-value="Ancho_Medido" calcext:value-type="string">
            <text:p>Ancho_Medido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Ancho_Medido</text:p>
          </table:table-cell>
          <table:table-cell office:value-type="string" calcext:value-type="string">
            <text:p>ns=2;s=Ancho_Medido</text:p>
          </table:table-cell>
          <table:table-cell table:formula="of:=COM.MICROSOFT.CONCAT([.A17:.K17])" office:value-type="string" office:string-value="open_io_channel (IoDeviceHandle,'ns=2;s=Ancho_Medido',[],[],Ancho_Medido)" calcext:value-type="string">
            <text:p>open_io_channel (IoDeviceHandle,'ns=2;s=Ancho_Medido',[],[],Ancho_Medido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8]" office:value-type="string" office:string-value="ns=2;s=Espesor_Medido" calcext:value-type="string">
            <text:p>ns=2;s=Espesor_Medid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8]" office:value-type="string" office:string-value="Espesor_Medido" calcext:value-type="string">
            <text:p>Espesor_Medido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Espesor_Medido</text:p>
          </table:table-cell>
          <table:table-cell office:value-type="string" calcext:value-type="string">
            <text:p>ns=2;s=Espesor_Medido</text:p>
          </table:table-cell>
          <table:table-cell table:formula="of:=COM.MICROSOFT.CONCAT([.A18:.K18])" office:value-type="string" office:string-value="open_io_channel (IoDeviceHandle,'ns=2;s=Espesor_Medido',[],[],Espesor_Medido)" calcext:value-type="string">
            <text:p>open_io_channel (IoDeviceHandle,'ns=2;s=Espesor_Medido',[],[],Espesor_Medido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19]" office:value-type="string" office:string-value="ns=2;s=Tercio_Visible" calcext:value-type="string">
            <text:p>ns=2;s=Tercio_Visi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19]" office:value-type="string" office:string-value="Tercio_Visible" calcext:value-type="string">
            <text:p>Tercio_Visible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Tercio_Visible</text:p>
          </table:table-cell>
          <table:table-cell office:value-type="string" calcext:value-type="string">
            <text:p>ns=2;s=Tercio_Visible</text:p>
          </table:table-cell>
          <table:table-cell table:formula="of:=COM.MICROSOFT.CONCAT([.A19:.K19])" office:value-type="string" office:string-value="open_io_channel (IoDeviceHandle,'ns=2;s=Tercio_Visible',[],[],Tercio_Visible)" calcext:value-type="string">
            <text:p>open_io_channel (IoDeviceHandle,'ns=2;s=Tercio_Visible',[],[],Tercio_Visible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0]" office:value-type="string" office:string-value="ns=2;s=Calidad_Tercio_1" calcext:value-type="string">
            <text:p>ns=2;s=Calidad_Tercio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0]" office:value-type="string" office:string-value="Calidad_Tercio_1" calcext:value-type="string">
            <text:p>Calidad_Tercio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alidad_Tercio_1</text:p>
          </table:table-cell>
          <table:table-cell office:value-type="string" calcext:value-type="string">
            <text:p>ns=2;s=Calidad_Tercio_1</text:p>
          </table:table-cell>
          <table:table-cell table:formula="of:=COM.MICROSOFT.CONCAT([.A20:.K20])" office:value-type="string" office:string-value="open_io_channel (IoDeviceHandle,'ns=2;s=Calidad_Tercio_1',[],[],Calidad_Tercio_1)" calcext:value-type="string">
            <text:p>open_io_channel (IoDeviceHandle,'ns=2;s=Calidad_Tercio_1',[],[],Calidad_Tercio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1]" office:value-type="string" office:string-value="ns=2;s=Calidad_Tercio_3" calcext:value-type="string">
            <text:p>ns=2;s=Calidad_Tercio_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1]" office:value-type="string" office:string-value="Calidad_Tercio_3" calcext:value-type="string">
            <text:p>Calidad_Tercio_3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Calidad_Tercio_3</text:p>
          </table:table-cell>
          <table:table-cell office:value-type="string" calcext:value-type="string">
            <text:p>ns=2;s=Calidad_Tercio_3</text:p>
          </table:table-cell>
          <table:table-cell table:formula="of:=COM.MICROSOFT.CONCAT([.A21:.K21])" office:value-type="string" office:string-value="open_io_channel (IoDeviceHandle,'ns=2;s=Calidad_Tercio_3',[],[],Calidad_Tercio_3)" calcext:value-type="string">
            <text:p>open_io_channel (IoDeviceHandle,'ns=2;s=Calidad_Tercio_3',[],[],Calidad_Tercio_3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2]" office:value-type="string" office:string-value="ns=2;s=Fichero_Cargado_1" calcext:value-type="string">
            <text:p>ns=2;s=Fichero_Cargado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2]" office:value-type="string" office:string-value="Fichero_Cargado_1" calcext:value-type="string">
            <text:p>Fichero_Cargado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Fichero_Cargado_1</text:p>
          </table:table-cell>
          <table:table-cell office:value-type="string" calcext:value-type="string">
            <text:p>ns=2;s=Fichero_Cargado_1</text:p>
          </table:table-cell>
          <table:table-cell table:formula="of:=COM.MICROSOFT.CONCAT([.A22:.K22])" office:value-type="string" office:string-value="open_io_channel (IoDeviceHandle,'ns=2;s=Fichero_Cargado_1',[],[],Fichero_Cargado_1)" calcext:value-type="string">
            <text:p>open_io_channel (IoDeviceHandle,'ns=2;s=Fichero_Cargado_1',[],[],Fichero_Cargado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3]" office:value-type="string" office:string-value="ns=2;s=Fichero_Cargado_2" calcext:value-type="string">
            <text:p>ns=2;s=Fichero_Cargado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3]" office:value-type="string" office:string-value="Fichero_Cargado_2" calcext:value-type="string">
            <text:p>Fichero_Cargado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Fichero_Cargado_2</text:p>
          </table:table-cell>
          <table:table-cell office:value-type="string" calcext:value-type="string">
            <text:p>ns=2;s=Fichero_Cargado_2</text:p>
          </table:table-cell>
          <table:table-cell table:formula="of:=COM.MICROSOFT.CONCAT([.A23:.K23])" office:value-type="string" office:string-value="open_io_channel (IoDeviceHandle,'ns=2;s=Fichero_Cargado_2',[],[],Fichero_Cargado_2)" calcext:value-type="string">
            <text:p>open_io_channel (IoDeviceHandle,'ns=2;s=Fichero_Cargado_2',[],[],Fichero_Cargado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4]" office:value-type="string" office:string-value="ns=2;s=ID_Pizarra_Out" calcext:value-type="string">
            <text:p>ns=2;s=ID_Pizarra_Ou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4]" office:value-type="string" office:string-value="ID_Pizarra_Out" calcext:value-type="string">
            <text:p>ID_Pizarra_Out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ID_Pizarra_Out</text:p>
          </table:table-cell>
          <table:table-cell office:value-type="string" calcext:value-type="string">
            <text:p>ns=2;s=ID_Pizarra_Out</text:p>
          </table:table-cell>
          <table:table-cell table:formula="of:=COM.MICROSOFT.CONCAT([.A24:.K24])" office:value-type="string" office:string-value="open_io_channel (IoDeviceHandle,'ns=2;s=ID_Pizarra_Out',[],[],ID_Pizarra_Out)" calcext:value-type="string">
            <text:p>open_io_channel (IoDeviceHandle,'ns=2;s=ID_Pizarra_Out',[],[],ID_Pizarra_Out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5]" office:value-type="string" office:string-value="ns=2;s=ID_Produccion_1" calcext:value-type="string">
            <text:p>ns=2;s=ID_Produccion_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5]" office:value-type="string" office:string-value="ID_Produccion_1" calcext:value-type="string">
            <text:p>ID_Produccion_1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ID_Produccion_1</text:p>
          </table:table-cell>
          <table:table-cell office:value-type="string" calcext:value-type="string">
            <text:p>ns=2;s=ID_Produccion_1</text:p>
          </table:table-cell>
          <table:table-cell table:formula="of:=COM.MICROSOFT.CONCAT([.A25:.K25])" office:value-type="string" office:string-value="open_io_channel (IoDeviceHandle,'ns=2;s=ID_Produccion_1',[],[],ID_Produccion_1)" calcext:value-type="string">
            <text:p>open_io_channel (IoDeviceHandle,'ns=2;s=ID_Produccion_1',[],[],ID_Produccion_1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6]" office:value-type="string" office:string-value="ns=2;s=ID_Produccion_2" calcext:value-type="string">
            <text:p>ns=2;s=ID_Produccion_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6]" office:value-type="string" office:string-value="ID_Produccion_2" calcext:value-type="string">
            <text:p>ID_Produccion_2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ID_Produccion_2</text:p>
          </table:table-cell>
          <table:table-cell office:value-type="string" calcext:value-type="string">
            <text:p>ns=2;s=ID_Produccion_2</text:p>
          </table:table-cell>
          <table:table-cell table:formula="of:=COM.MICROSOFT.CONCAT([.A26:.K26])" office:value-type="string" office:string-value="open_io_channel (IoDeviceHandle,'ns=2;s=ID_Produccion_2',[],[],ID_Produccion_2)" calcext:value-type="string">
            <text:p>open_io_channel (IoDeviceHandle,'ns=2;s=ID_Produccion_2',[],[],ID_Produccion_2)</text:p>
          </table:table-cell>
        </table:table-row>
        <table:table-row table:style-name="ro1">
          <table:table-cell office:value-type="string" calcext:value-type="string">
            <text:p>open_io_channel (</text:p>
          </table:table-cell>
          <table:table-cell office:value-type="string" calcext:value-type="string">
            <text:p>IoDeviceHandle</text:p>
          </table:table-cell>
          <table:table-cell office:value-type="string" calcext:value-type="string">
            <text:p>,'</text:p>
          </table:table-cell>
          <table:table-cell table:formula="of:=[.M27]" office:value-type="string" office:string-value="ns=2;s=LiveBit_Out " calcext:value-type="string">
            <text:p>ns=2;s=LiveBit_Out 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</text:p>
          </table:table-cell>
          <table:table-cell table:formula="of:=[.L27]" office:value-type="string" office:string-value="LiveBit_Out" calcext:value-type="string">
            <text:p>LiveBit_Out</text:p>
          </table:table-cell>
          <table:table-cell office:value-type="string" calcext:value-type="string">
            <text:p>)</text:p>
          </table:table-cell>
          <table:table-cell table:style-name="ce2" office:value-type="string" calcext:value-type="string">
            <text:p>LiveBit_Out</text:p>
          </table:table-cell>
          <table:table-cell office:value-type="string" calcext:value-type="string">
            <text:p>ns=2;s=LiveBit_Out </text:p>
          </table:table-cell>
          <table:table-cell table:formula="of:=COM.MICROSOFT.CONCAT([.A27:.K27])" office:value-type="string" office:string-value="open_io_channel (IoDeviceHandle,'ns=2;s=LiveBit_Out ',[],[],LiveBit_Out)" calcext:value-type="string">
            <text:p>open_io_channel (IoDeviceHandle,'ns=2;s=LiveBit_Out ',[],[],LiveBit_Out)</text:p>
          </table:table-cell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ead_io_channel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default-cell-style-name="ce1"/>
        <table:table-column table:style-name="co3" table:default-cell-style-name="ce1"/>
        <table:table-column table:style-name="co12" table:default-cell-style-name="Default"/>
        <table:table-column table:style-name="co10" table:number-columns-repeated="16376" table:default-cell-style-name="Default"/>
        <table:table-row table:style-name="ro1">
          <table:table-cell table:style-name="ce1"/>
          <table:table-cell table:style-name="ce1" office:value-type="string" calcext:value-type="string">
            <text:p>IOChannelHandle</text:p>
          </table:table-cell>
          <table:table-cell table:style-name="ce1"/>
          <table:table-cell table:style-name="ce1" office:value-type="string" calcext:value-type="string">
            <text:p>Value</text:p>
          </table:table-cell>
          <table:table-cell table:style-name="ce1"/>
          <table:table-cell office:value-type="string" calcext:value-type="string">
            <text:p>Status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Realizar_Vision</text:p>
          </table:table-cell>
          <table:table-cell office:value-type="string" calcext:value-type="string">
            <text:p>,</text:p>
          </table:table-cell>
          <table:table-cell table:formula="of:=[.B2]" office:value-type="string" office:string-value="Realizar_Vision" calcext:value-type="string">
            <text:p>Realizar_Vis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2:.G2])" office:value-type="string" office:string-value="read_io_channel (Realizar_Vision,Realizar_Vision,_)" calcext:value-type="string">
            <text:p>read_io_channel (Realizar_Vision,Realizar_Vision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Espesor_Nominal</text:p>
          </table:table-cell>
          <table:table-cell office:value-type="string" calcext:value-type="string">
            <text:p>,</text:p>
          </table:table-cell>
          <table:table-cell table:formula="of:=[.B3]" office:value-type="string" office:string-value="Espesor_Nominal" calcext:value-type="string">
            <text:p>Espesor_Nomin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3:.G3])" office:value-type="string" office:string-value="read_io_channel (Espesor_Nominal,Espesor_Nominal,_)" calcext:value-type="string">
            <text:p>read_io_channel (Espesor_Nominal,Espesor_Nominal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argar_Fichero_1</text:p>
          </table:table-cell>
          <table:table-cell office:value-type="string" calcext:value-type="string">
            <text:p>,</text:p>
          </table:table-cell>
          <table:table-cell table:formula="of:=[.B4]" office:value-type="string" office:string-value="Cargar_Fichero_1" calcext:value-type="string">
            <text:p>Cargar_Fichero_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4:.G4])" office:value-type="string" office:string-value="read_io_channel (Cargar_Fichero_1,Cargar_Fichero_1,_)" calcext:value-type="string">
            <text:p>read_io_channel (Cargar_Fichero_1,Cargar_Fichero_1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argar_Fichero_2</text:p>
          </table:table-cell>
          <table:table-cell office:value-type="string" calcext:value-type="string">
            <text:p>,</text:p>
          </table:table-cell>
          <table:table-cell table:formula="of:=[.B5]" office:value-type="string" office:string-value="Cargar_Fichero_2" calcext:value-type="string">
            <text:p>Cargar_Fichero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5:.G5])" office:value-type="string" office:string-value="read_io_channel (Cargar_Fichero_2,Cargar_Fichero_2,_)" calcext:value-type="string">
            <text:p>read_io_channel (Cargar_Fichero_2,Cargar_Fichero_2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ontrol_Esquinas_1</text:p>
          </table:table-cell>
          <table:table-cell office:value-type="string" calcext:value-type="string">
            <text:p>,</text:p>
          </table:table-cell>
          <table:table-cell table:formula="of:=[.B6]" office:value-type="string" office:string-value="Control_Esquinas_1" calcext:value-type="string">
            <text:p>Control_Esquinas_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6:.G6])" office:value-type="string" office:string-value="read_io_channel (Control_Esquinas_1,Control_Esquinas_1,_)" calcext:value-type="string">
            <text:p>read_io_channel (Control_Esquinas_1,Control_Esquinas_1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ontrol_Esquinas_2</text:p>
          </table:table-cell>
          <table:table-cell office:value-type="string" calcext:value-type="string">
            <text:p>,</text:p>
          </table:table-cell>
          <table:table-cell table:formula="of:=[.B7]" office:value-type="string" office:string-value="Control_Esquinas_2" calcext:value-type="string">
            <text:p>Control_Esquinas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7:.G7])" office:value-type="string" office:string-value="read_io_channel (Control_Esquinas_2,Control_Esquinas_2,_)" calcext:value-type="string">
            <text:p>read_io_channel (Control_Esquinas_2,Control_Esquinas_2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ontrol_Perforaciones_1</text:p>
          </table:table-cell>
          <table:table-cell office:value-type="string" calcext:value-type="string">
            <text:p>,</text:p>
          </table:table-cell>
          <table:table-cell table:formula="of:=[.B8]" office:value-type="string" office:string-value="Control_Perforaciones_1" calcext:value-type="string">
            <text:p>Control_Perforaciones_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8:.G8])" office:value-type="string" office:string-value="read_io_channel (Control_Perforaciones_1,Control_Perforaciones_1,_)" calcext:value-type="string">
            <text:p>read_io_channel (Control_Perforaciones_1,Control_Perforaciones_1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Control_Perforaciones_2</text:p>
          </table:table-cell>
          <table:table-cell office:value-type="string" calcext:value-type="string">
            <text:p>,</text:p>
          </table:table-cell>
          <table:table-cell table:formula="of:=[.B9]" office:value-type="string" office:string-value="Control_Perforaciones_2" calcext:value-type="string">
            <text:p>Control_Perforaciones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9:.G9])" office:value-type="string" office:string-value="read_io_channel (Control_Perforaciones_2,Control_Perforaciones_2,_)" calcext:value-type="string">
            <text:p>read_io_channel (Control_Perforaciones_2,Control_Perforaciones_2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,</text:p>
          </table:table-cell>
          <table:table-cell table:formula="of:=[.B10]" office:value-type="string" office:string-value="Produccion" calcext:value-type="string">
            <text:p>Producc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10:.G10])" office:value-type="string" office:string-value="read_io_channel (Produccion,Produccion,_)" calcext:value-type="string">
            <text:p>read_io_channel (Produccion,Produccion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ID_Pizarra_In</text:p>
          </table:table-cell>
          <table:table-cell office:value-type="string" calcext:value-type="string">
            <text:p>,</text:p>
          </table:table-cell>
          <table:table-cell table:formula="of:=[.B11]" office:value-type="string" office:string-value="ID_Pizarra_In" calcext:value-type="string">
            <text:p>ID_Pizarra_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11:.G11])" office:value-type="string" office:string-value="read_io_channel (ID_Pizarra_In,ID_Pizarra_In,_)" calcext:value-type="string">
            <text:p>read_io_channel (ID_Pizarra_In,ID_Pizarra_In,_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d_io_channel (</text:p>
          </table:table-cell>
          <table:table-cell office:value-type="string" calcext:value-type="string">
            <text:p>LiveBit_In</text:p>
          </table:table-cell>
          <table:table-cell office:value-type="string" calcext:value-type="string">
            <text:p>,</text:p>
          </table:table-cell>
          <table:table-cell table:formula="of:=[.B12]" office:value-type="string" office:string-value="LiveBit_In" calcext:value-type="string">
            <text:p>LiveBit_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)</text:p>
          </table:table-cell>
          <table:table-cell table:formula="of:=COM.MICROSOFT.CONCAT([.A12:.G12])" office:value-type="string" office:string-value="read_io_channel (LiveBit_In,LiveBit_In,_)" calcext:value-type="string">
            <text:p>read_io_channel (LiveBit_In,LiveBit_In,_)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8T10:18:42.917000000</meta:creation-date>
    <meta:generator>LibreOffice/24.2.6.2$Windows_X86_64 LibreOffice_project/ef66aa7e36a1bb8e65bfbc63aba53045a14d0871</meta:generator>
    <dc:date>2025-09-28T15:23:14.230000000</dc:date>
    <meta:editing-duration>PT4H29M16S</meta:editing-duration>
    <meta:editing-cycles>1</meta:editing-cycles>
    <meta:document-statistic meta:table-count="2" meta:cell-count="458" meta:object-count="0"/>
  </office:meta>
</office:document-meta>
</file>